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8028in" style:rel-column-width="4036*"/>
    </style:style>
    <style:style style:name="Table1.B" style:family="table-column">
      <style:table-column-properties style:column-width="2.0618in" style:rel-column-width="296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5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67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Policing already in place based on 'read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/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Write protected through 'editinterface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22:41:18</dc:date>
    <dc:language>en-US</dc:language>
    <meta:editing-cycles>64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02" meta:word-count="333" meta:character-count="2440"/>
  </office:meta>
</office:document-meta>
</file>